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E000000CAE0B451F0DDD28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 PL KaitiM GB" svg:font-family="'AR PL KaitiM GB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paragraph-properties fo:text-align="center" style:justify-single-word="false"/>
      <style:text-properties fo:font-size="66pt" officeooo:paragraph-rsid="001e8702" officeooo:rsid="001e8702" style:font-size-asian="66pt" style:font-size-complex="66pt"/>
    </style:style>
    <style:style style:family="text" style:name="T1">
      <style:text-properties officeooo:rsid="002150ed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 text:protected="true">
        <text:section-source xlink:href="file:///etc/passwd" text:filter-name="HTML (StarWriter)"/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AR PL KaitiM GB" svg:font-family="'AR PL KaitiM GB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AR PL KaitiM GB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AR PL KaitiM GB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AR PL KaitiM GB'" style:font-family-complex="FreeSans" style:font-family-generic="swiss" style:font-family-generic-asian="system" style:font-family-generic-complex="system" style:font-name="Liberation Sans" style:font-name-asian="AR PL KaitiM GB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creation-date>2019-06-21T19:48:03.057068016</meta:creation-date>
    <dc:date>2019-06-21T20:06:57.589628634</dc:date>
    <meta:editing-duration>PT1M51S</meta:editing-duration>
    <meta:editing-cycles>4</meta:editing-cycles>
    <meta:generator>LibreOffice/6.1.3.2$Linux_X86_64 LibreOffice_project/10$Build-2</meta:generator>
    <meta:document-statistic meta:character-count="11" meta:image-count="1" meta:non-whitespace-character-count="11" meta:object-count="0" meta:page-count="1" meta:paragraph-count="1" meta:table-count="0" meta:word-count="1"/>
  </office:meta>
</office:document-meta>
</file>